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o </text:p>
      <text:p text:style-name="P5">- Resumo</text:p>
      <text:p text:style-name="P5">O resumo deve ter no maximo 10 linhas e escrito em Português e inglês. Deverá descrever em poucas palavras o problema encontrado no cliente e a solução proposta pelo grupo.</text:p>
      <text:p text:style-name="P4"/>
      <text:p text:style-name="P4">O problema indentificado na entrevista com o cliente, Foi a falta de controle no seu fluxo de caixa e controle com seus gastos por projeto . A solução proposta, foi <text:s/>a <text:s/>criação de uma ferramenta que a auxilie com o controle de seus projetos não só no quesito financeiro mas tambem com o gerenciamento de seus funcionarios e andamento de trabalho de cada projeto em andamento. </text:p>
      <text:p text:style-name="P4"/>
      <text:p text:style-name="P4"/>
      <text:p text:style-name="P3">Introdução </text:p>
      <text:p text:style-name="P5">-Diga em poucas palavras: quem é o cliente, oque foi pedido e o que</text:p>
      <text:p text:style-name="P5">seré entregue.</text:p>
      <text:p text:style-name="P4"/>
      <text:p text:style-name="P4">Nossa cliente é uma arquiteta que recentemente abriu seu próprio negócio e está tento dificuldades em administra-lo, oque foi solicitado na entrevista, foi que desenvolvessemos algo que facilitace seu controle com com seus gastos administrativos e andamento dos seus projetos, visando duas interfaces principais uma exclusiva que o cliente possa ter total controle dos gastos gerais de seu negocio e outra interface para usuarios a baixo dela pra interação de projetos controle de documento, plantas e tempo gasto em cada projeto <text:s/>gerando relatórios, para que ela possa gerenciar <text:s/>sua mão de obra <text:s/>e direcionar seu tempo de trabalho onde for de fato prioridade.</text:p>
      <text:p text:style-name="P4"/>
      <text:p text:style-name="P4"/>
      <text:p text:style-name="P5">- Apresentação do problema</text:p>
      <text:p text:style-name="P5">*Apresente o problema que o projeto ira resolver NÃO a Solução</text:p>
      <text:p text:style-name="P5">*Decreva o cliente</text:p>
      <text:p text:style-name="P5">*O negocio</text:p>
      <text:p text:style-name="P5">*como ele atua atualmente e problemas relado pelo cliente/ou percebidos pelo</text:p>
      <text:p text:style-name="P4"/>
      <text:p text:style-name="P3">Apresentação do problema</text:p>
      <text:p text:style-name="P2">O problema principal do cliente é a falta de controle com seus gastos com projetos e gastos administrativos do seu escritório de arquitetura.</text:p>
      <text:p text:style-name="P2">O clente a arquiteta Wandreia é uma empresaria que recentemente abriu seu escritório de arquitetura realizando obras desde design de interiores ou reformas mais robustas, atualmente seu gerenciamento tanto de custos e projetos é estabelecido por planilas excel, onde à dificuldade principal e a alimentação dessas planilhas e um relatório que represente realmente seus gastos e lucros por projet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ábio Matos</meta:initial-creator>
    <meta:creation-date>2019-02-24T12:59:33.71</meta:creation-date>
    <dc:date>2019-02-24T14:53:45.90</dc:date>
    <dc:creator>Fábio Matos</dc:creator>
    <meta:editing-duration>PT27M57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16" meta:word-count="335" meta:character-count="2070"/>
  </office:meta>
</office:document-meta>
</file>